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2C45E57EB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51cm" fo:margin-left="-0.176cm" fo:margin-top="0cm" fo:margin-bottom="0cm" table:align="left" style:writing-mode="page"/>
    </style:style>
    <style:style style:name="Tabla1.A" style:family="table-column">
      <style:table-column-properties style:column-width="5.211cm"/>
    </style:style>
    <style:style style:name="Tabla1.B" style:family="table-column">
      <style:table-column-properties style:column-width="11.29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e599" fo:padding="0.176cm" fo:border="1pt solid #000000">
        <style:background-image/>
      </style:table-cell-properties>
    </style:style>
    <style:style style:name="Tabla1.B1" style:family="table-cell">
      <style:table-cell-properties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6.51cm" fo:margin-left="-0.176cm" fo:margin-top="0cm" fo:margin-bottom="0cm" table:align="left" style:writing-mode="page"/>
    </style:style>
    <style:style style:name="Tabla2.A" style:family="table-column">
      <style:table-column-properties style:column-width="5.211cm"/>
    </style:style>
    <style:style style:name="Tabla2.B" style:family="table-column">
      <style:table-column-properties style:column-width="11.2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e599" fo:padding="0.176cm" fo:border="1pt solid #000000">
        <style:background-image/>
      </style:table-cell-properties>
    </style:style>
    <style:style style:name="Tabla2.B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6.492cm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492cm" style:type="right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2cm" style:type="right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492cm" style:type="right"/>
        </style:tab-stops>
      </style:paragraph-properties>
    </style:style>
    <style:style style:name="P5" style:family="paragraph" style:parent-style-name="Heading_20_1">
      <style:paragraph-properties fo:margin-right="0.009cm" fo:margin-top="0cm" fo:margin-bottom="0.212cm" style:contextual-spacing="false" fo:text-align="justify" style:justify-single-word="false" fo:orphans="0" fo:widows="0" fo:break-before="page"/>
    </style:style>
    <style:style style:name="P6" style:family="paragraph" style:parent-style-name="Heading_20_1">
      <style:paragraph-properties fo:margin-right="0.009cm" fo:margin-top="0.109cm" fo:margin-bottom="0.212cm" style:contextual-spacing="false" fo:text-align="justify" style:justify-single-word="false" fo:orphans="0" fo:widows="0"/>
    </style:style>
    <style:style style:name="P7" style:family="paragraph" style:parent-style-name="Heading_20_2">
      <style:paragraph-properties fo:margin-right="0.009cm" fo:margin-top="0.109cm" fo:margin-bottom="0.141cm" style:contextual-spacing="false" fo:text-align="justify" style:justify-single-word="false" fo:orphans="0" fo:widows="0"/>
    </style:style>
    <style:style style:name="P8" style:family="paragraph" style:parent-style-name="Heading_20_3">
      <style:paragraph-properties fo:margin-right="0.009cm" fo:margin-top="0.109cm" fo:margin-bottom="0.141cm" style:contextual-spacing="false" fo:text-align="justify" style:justify-single-word="false" fo:orphans="0" fo:widows="0"/>
    </style:style>
    <style:style style:name="P9" style:family="paragraph" style:parent-style-name="Standard">
      <style:paragraph-properties fo:margin-right="0.009cm" fo:margin-top="0.109cm" fo:margin-bottom="0cm" style:contextual-spacing="false" fo:text-align="justify" style:justify-single-word="false" fo:orphans="0" fo:widows="0" fo:padding="0cm" fo:border="none" style:shadow="none" style:join-border="false"/>
    </style:style>
    <style:style style:name="P10" style:family="paragraph" style:parent-style-name="Standard" style:master-page-name="Standard">
      <style:paragraph-properties fo:margin-right="0.009cm" fo:margin-top="0.109cm" fo:margin-bottom="0cm" style:contextual-spacing="false" fo:text-align="justify" style:justify-single-word="false" fo:orphans="0" fo:widows="0" style:page-number="0" fo:padding="0cm" fo:border="none" style:shadow="none" style:join-border="false"/>
    </style:style>
    <style:style style:name="P11" style:family="paragraph" style:parent-style-name="Standard">
      <style:paragraph-properties fo:margin-right="0.009cm" fo:margin-top="0cm" fo:margin-bottom="0cm" style:contextual-spacing="false" fo:text-align="justify" style:justify-single-word="false" fo:orphans="0" fo:widows="0" fo:break-before="page" fo:padding="0cm" fo:border="none" style:shadow="none" style:join-border="false"/>
    </style:style>
    <style:style style:name="P12" style:family="paragraph" style:parent-style-name="Standard">
      <style:paragraph-properties fo:margin-left="6.35cm" fo:margin-right="0.009cm" fo:margin-top="0.109cm" fo:margin-bottom="0cm" style:contextual-spacing="false" fo:text-align="justify" style:justify-single-word="false" fo:orphans="0" fo:widows="0" fo:text-indent="1.27cm" style:auto-text-indent="false" fo:padding="0cm" fo:border="none" style:shadow="none" style:join-border="false"/>
    </style:style>
    <style:style style:name="P13" style:family="paragraph" style:parent-style-name="Standard">
      <style:paragraph-properties fo:margin-right="0.009cm" fo:margin-top="0.109cm" fo:margin-bottom="0cm" style:contextual-spacing="false" fo:text-align="justify" style:justify-single-word="false" fo:orphans="0" fo:widows="0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line-height="100%" fo:text-align="justify" style:justify-single-word="false" fo:orphans="0" fo:widows="0" fo:padding="0cm" fo:border="none" style:shadow="none" style:join-border="false"/>
    </style:style>
    <style:style style:name="P17" style:family="paragraph" style:parent-style-name="Standard">
      <style:paragraph-properties fo:line-height="100%" fo:text-align="justify" style:justify-single-word="false" fo:orphans="0" fo:widows="0"/>
    </style:style>
    <style:style style:name="P18" style:family="paragraph" style:parent-style-name="Standard" style:list-style-name="WWNum1">
      <style:paragraph-properties fo:line-height="100%" fo:text-align="justify" style:justify-single-word="false" fo:orphans="0" fo:widows="0"/>
    </style:style>
    <style:style style:name="P19" style:family="paragraph" style:parent-style-name="Standard">
      <style:paragraph-properties fo:line-height="100%" fo:orphans="0" fo:widows="0" fo:padding="0cm" fo:border="none" style:shadow="none" style:join-border="false"/>
    </style:style>
    <style:style style:name="P20" style:family="paragraph" style:parent-style-name="Standard">
      <style:paragraph-properties fo:line-height="100%" fo:text-align="justify" style:justify-single-word="false" fo:orphans="0" fo:widows="0"/>
      <style:text-properties fo:font-style="italic" style:font-style-asian="italic"/>
    </style:style>
    <style:style style:name="P21" style:family="paragraph" style:parent-style-name="Standard">
      <style:paragraph-properties fo:margin-top="0.353cm" fo:margin-bottom="0.141cm" style:contextual-spacing="false" fo:line-height="100%" fo:text-align="justify" style:justify-single-word="false">
        <style:tab-stops>
          <style:tab-stop style:position="16.51cm" style:type="right"/>
        </style:tab-stops>
      </style:paragraph-properties>
      <style:text-properties fo:color="#000000" loext:opacity="100%" fo:font-weight="bold" style:font-weight-asian="bold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right="0.009cm" fo:margin-top="0.109cm" fo:margin-bottom="0cm" style:contextual-spacing="false" fo:text-align="center" style:justify-single-word="false" fo:orphans="0" fo:widows="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text:display="true"/>
    </style:style>
    <style:style style:name="T6" style:family="text">
      <style:text-properties style:font-name="Cambria" fo:font-size="12pt" fo:language="es" fo:country="ES" style:letter-kerning="true" style:font-name-asian="F" style:font-size-asian="12pt" style:language-asian="es" style:country-asian="ES" style:font-name-complex="F" style:font-size-complex="12pt"/>
    </style:style>
    <style:style style:name="T7" style:family="text">
      <style:text-properties fo:color="#000000" loext:opacity="100%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9"/>
      <text:p text:style-name="P9"/>
      <text:p text:style-name="P9"/>
      <text:p text:style-name="P9"/>
      <text:p text:style-name="P9"/>
      <text:p text:style-name="P9" loext:marker-style-name="T1"><text:span text:style-name="T1">Projecte Final de Cicle</text:span><text:span text:style-name="T1"/></text:p>
      <text:p text:style-name="P9" loext:marker-style-name="T2"><text:span text:style-name="T2">Títol del projecte</text:span><text:span text:style-name="T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3">Alumne</text:span>: <text:tab/><text:tab/></text:p>
      <text:p text:style-name="P12"><text:span text:style-name="T3">DNI/NiE</text:span>:<text:tab/><text:tab/> <text:tab/></text:p>
      <text:p text:style-name="P12"><text:span text:style-name="T3">Tutor Individual:<text:tab/></text:span></text:p>
      <text:p text:style-name="P12"><text:span text:style-name="T3">Tutor del grup:<text:tab/></text:span></text:p>
      <text:p text:style-name="P13"/>
      <text:p text:style-name="P9"/>
      <text:h text:style-name="P5" text:outline-level="1"><text:bookmark-start text:name="_Toc196906646"/>Dades del Projecte<text:bookmark-end text:name="_Toc196906646"/></text:h>
      <text:p text:style-name="P13"/>
      <text:h text:style-name="P8" text:outline-level="3"><text:bookmark-start text:name="_Toc196906647"/>Dades de l’alumne<text:bookmark-end text:name="_Toc196906647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 loext:marker-style-name="T3"><text:span text:style-name="T3">Nom y cognoms</text:span><text:span text:style-name="T3"/></text:p>
          </table:table-cell>
          <table:table-cell table:style-name="Tabla1.B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 loext:marker-style-name="T3"><text:span text:style-name="T3">NIF/NIE</text:span><text:span text:style-name="T3"/></text:p>
          </table:table-cell>
          <table:table-cell table:style-name="Tabla1.B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 loext:marker-style-name="T3"><text:span text:style-name="T3">Curs i CF</text:span><text:span text:style-name="T3"/></text:p>
          </table:table-cell>
          <table:table-cell table:style-name="Tabla1.B1" office:value-type="string">
            <text:p text:style-name="P16">2n ASIX </text:p>
          </table:table-cell>
        </table:table-row>
      </table:table>
      <text:p text:style-name="P13"/>
      <text:h text:style-name="P8" text:outline-level="3"><text:bookmark-start text:name="_Toc196906648"/>Dades del projecte<text:bookmark-end text:name="_Toc196906648"/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 loext:marker-style-name="T3"><text:span text:style-name="T3">Títol del projecte</text:span><text:span text:style-name="T3"/></text:p>
          </table:table-cell>
          <table:table-cell table:style-name="Tabla2.B1" office:value-type="string"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17" loext:marker-style-name="T3"><text:span text:style-name="T3">Nom del tutor individual</text:span><text:span text:style-name="T3"/></text:p>
          </table:table-cell>
          <table:table-cell table:style-name="Tabla2.B1" office:value-type="string"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17" loext:marker-style-name="T3"><text:span text:style-name="T3">Nom del tutor del grup</text:span><text:span text:style-name="T3"/></text:p>
          </table:table-cell>
          <table:table-cell table:style-name="Tabla2.B1" office:value-type="string"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17" loext:marker-style-name="T3"><text:span text:style-name="T3">Resum</text:span><text:span text:style-name="T3"/></text:p>
          </table:table-cell>
          <table:table-cell table:style-name="Tabla2.B1" office:value-type="string">
            <text:p text:style-name="P17"><text:span text:style-name="T4">Breu resum del projecte, en valencià o castellà.</text:span></text:p>
            <text:p text:style-name="P17"/>
            <text:p text:style-name="P17"/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17" loext:marker-style-name="T3"><text:span text:style-name="T3">Abstract</text:span><text:span text:style-name="T3"/></text:p>
          </table:table-cell>
          <table:table-cell table:style-name="Tabla2.B1" office:value-type="string">
            <text:p text:style-name="P17" loext:marker-style-name="T4"><text:span text:style-name="T4">Breu resum del projecte, en anglès</text:span><text:span text:style-name="T4"/></text:p>
            <text:p text:style-name="P20" loext:marker-style-name="T4"/>
            <text:p text:style-name="P20" loext:marker-style-name="T4"/>
            <text:p text:style-name="P20" loext:marker-style-name="T4"/>
          </table:table-cell>
        </table:table-row>
        <table:table-row table:style-name="Tabla2.1">
          <table:table-cell table:style-name="Tabla2.A1" office:value-type="string">
            <text:p text:style-name="P17" loext:marker-style-name="T3"><text:span text:style-name="T3">Mòduls implicats</text:span><text:span text:style-name="T3"/></text:p>
          </table:table-cell>
          <table:table-cell table:style-name="Tabla2.B1" office:value-type="string">
            <text:list text:style-name="WWNum1">
              <text:list-item>
                <text:p text:style-name="P18">Moduls del cicle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7" loext:marker-style-name="T3"><text:span text:style-name="T3">Data de presentació</text:span><text:span text:style-name="T3"/></text:p>
          </table:table-cell>
          <table:table-cell table:style-name="Tabla2.B1" office:value-type="string">
            <text:p text:style-name="P17">xx de juny de 2025</text:p>
          </table:table-cell>
        </table:table-row>
      </table:table>
      <text:p text:style-name="P13"/>
      <text:p text:style-name="P13"/>
      <text:p text:style-name="P13"/>
      <text:p text:style-name="P13"/>
      <text:h text:style-name="P5" text:outline-level="1"><text:bookmark-start text:name="_Toc196906649"/>Índex<text:bookmark-end text:name="_Toc196906649"/></text:h>
      <text:table-of-content text:style-name="Sect1" text:protected="true" text:name="Suma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T6"><text:a xlink:type="simple" xlink:href="#_Toc196906646" text:style-name="Index_20_Link" text:visited-style-name="Index_20_Link">Dades del Projecte<text:span text:style-name="T5"><text:tab/>1</text:span></text:a></text:p>
          <text:p text:style-name="P4" loext:marker-style-name="T6"><text:a xlink:type="simple" xlink:href="#_Toc196906647" text:style-name="Index_20_Link" text:visited-style-name="Index_20_Link">Dades de l’alumne<text:span text:style-name="T5"><text:tab/>1</text:span></text:a></text:p>
          <text:p text:style-name="P4" loext:marker-style-name="T6"><text:a xlink:type="simple" xlink:href="#_Toc196906648" text:style-name="Index_20_Link" text:visited-style-name="Index_20_Link">Dades del projecte<text:span text:style-name="T5"><text:tab/>1</text:span></text:a></text:p>
          <text:p text:style-name="P1" loext:marker-style-name="T6"><text:a xlink:type="simple" xlink:href="#_Toc196906649" text:style-name="Index_20_Link" text:visited-style-name="Index_20_Link">Índex<text:span text:style-name="T5"><text:tab/>2</text:span></text:a></text:p>
          <text:p text:style-name="P1" loext:marker-style-name="T6"><text:a xlink:type="simple" xlink:href="#_Toc196906650" text:style-name="Index_20_Link" text:visited-style-name="Index_20_Link">1. Introducción<text:span text:style-name="T5"><text:tab/>3</text:span></text:a></text:p>
          <text:p text:style-name="P3" loext:marker-style-name="T6"><text:a xlink:type="simple" xlink:href="#_Toc196906651" text:style-name="Index_20_Link" text:visited-style-name="Index_20_Link">1.1. Descripción del proyecto<text:span text:style-name="T5"><text:tab/>3</text:span></text:a></text:p>
          <text:p text:style-name="P3" loext:marker-style-name="T6"><text:a xlink:type="simple" xlink:href="#_Toc196906652" text:style-name="Index_20_Link" text:visited-style-name="Index_20_Link">1.2. Objetivos<text:span text:style-name="T5"><text:tab/>3</text:span></text:a></text:p>
          <text:p text:style-name="P3" loext:marker-style-name="T6"><text:a xlink:type="simple" xlink:href="#_Toc196906653" text:style-name="Index_20_Link" text:visited-style-name="Index_20_Link">1.3. Tipos de proyecto<text:span text:style-name="T5"><text:tab/>3</text:span></text:a></text:p>
          <text:p text:style-name="P3" loext:marker-style-name="T6"><text:a xlink:type="simple" xlink:href="#_Toc196906654" text:style-name="Index_20_Link" text:visited-style-name="Index_20_Link">1.4. Orientaciones para el desarrollo y recursos<text:span text:style-name="T5"><text:tab/>3</text:span></text:a></text:p>
          <text:p text:style-name="P1" loext:marker-style-name="T6"><text:a xlink:type="simple" xlink:href="#_Toc196906655" text:style-name="Index_20_Link" text:visited-style-name="Index_20_Link">2. Diseño de la solución<text:span text:style-name="T5"><text:tab/>4</text:span></text:a></text:p>
          <text:p text:style-name="P3" loext:marker-style-name="T6"><text:a xlink:type="simple" xlink:href="#_Toc196906656" text:style-name="Index_20_Link" text:visited-style-name="Index_20_Link">2.1. Análisis de las posibles soluciones<text:span text:style-name="T5"><text:tab/>4</text:span></text:a></text:p>
          <text:p text:style-name="P3" loext:marker-style-name="T6"><text:a xlink:type="simple" xlink:href="#_Toc196906657" text:style-name="Index_20_Link" text:visited-style-name="Index_20_Link">2.2. Evaluación de las posibles soluciones<text:span text:style-name="T5"><text:tab/>4</text:span></text:a></text:p>
          <text:p text:style-name="P3" loext:marker-style-name="T6"><text:a xlink:type="simple" xlink:href="#_Toc196906658" text:style-name="Index_20_Link" text:visited-style-name="Index_20_Link">2.3. Descripción de la solución elegida<text:span text:style-name="T5"><text:tab/>4</text:span></text:a></text:p>
          <text:p text:style-name="P4" loext:marker-style-name="T6"><text:a xlink:type="simple" xlink:href="#_Toc196906659" text:style-name="Index_20_Link" text:visited-style-name="Index_20_Link">2.3.1. Tareas en las que dividimos el proyecto<text:span text:style-name="T5"><text:tab/>4</text:span></text:a></text:p>
          <text:p text:style-name="P4" loext:marker-style-name="T6"><text:a xlink:type="simple" xlink:href="#_Toc196906660" text:style-name="Index_20_Link" text:visited-style-name="Index_20_Link">2.3.2. Estimación del coste temporal de cada tarea<text:span text:style-name="T5"><text:tab/>4</text:span></text:a></text:p>
          <text:p text:style-name="P4" loext:marker-style-name="T6"><text:a xlink:type="simple" xlink:href="#_Toc196906661" text:style-name="Index_20_Link" text:visited-style-name="Index_20_Link">2.3.3. Estimación del coste económico<text:span text:style-name="T5"><text:tab/>4</text:span></text:a></text:p>
          <text:p text:style-name="P1" loext:marker-style-name="T6"><text:a xlink:type="simple" xlink:href="#_Toc196906662" text:style-name="Index_20_Link" text:visited-style-name="Index_20_Link">3. Implantación de la solución<text:span text:style-name="T5"><text:tab/>5</text:span></text:a></text:p>
          <text:p text:style-name="P3" loext:marker-style-name="T6"><text:a xlink:type="simple" xlink:href="#_Toc196906663" text:style-name="Index_20_Link" text:visited-style-name="Index_20_Link">3.1. Definir les fases de implantación<text:span text:style-name="T5"><text:tab/>5</text:span></text:a></text:p>
          <text:p text:style-name="P3" loext:marker-style-name="T6"><text:a xlink:type="simple" xlink:href="#_Toc196906664" text:style-name="Index_20_Link" text:visited-style-name="Index_20_Link">3.2. Hardware y software<text:span text:style-name="T5"><text:tab/>5</text:span></text:a></text:p>
          <text:p text:style-name="P3" loext:marker-style-name="T6"><text:a xlink:type="simple" xlink:href="#_Toc196906665" text:style-name="Index_20_Link" text:visited-style-name="Index_20_Link">3.3. Diagramas de red y estructura<text:span text:style-name="T5"><text:tab/>5</text:span></text:a></text:p>
          <text:p text:style-name="P1" loext:marker-style-name="T6"><text:a xlink:type="simple" xlink:href="#_Toc196906666" text:style-name="Index_20_Link" text:visited-style-name="Index_20_Link">4. Conclusiones y trabajos futuros<text:span text:style-name="T5"><text:tab/>5</text:span></text:a></text:p>
        </text:index-body>
      </text:table-of-content>
      <text:p text:style-name="P21" loext:marker-style-name="T7"/>
      <text:p text:style-name="P14"/>
      <text:p text:style-name="P13"/>
      <text:p text:style-name="P13"/>
      <text:p text:style-name="P13"/>
      <text:h text:style-name="P5" text:outline-level="1"><text:bookmark-start text:name="_Toc196906650"/>1. Introducció<text:bookmark-end text:name="_Toc196906650"/></text:h>
      <text:h text:style-name="P7" text:outline-level="2"><text:bookmark-start text:name="_Toc196906651"/>1.1. Descripció del project<text:bookmark-end text:name="_Toc196906651"/>e</text:h>
      <text:p text:style-name="P9">Aci farem una descripció del projecte, de manera més detallada del què hem fet al resum.</text:p>
      <text:p text:style-name="P9"/>
      <text:h text:style-name="P7" text:outline-level="2"><text:bookmark-start text:name="_Toc196906652"/>1.2. Objetius<text:bookmark-end text:name="_Toc196906652"/></text:h>
      <text:p text:style-name="P9">Enumerarem els diferents objectius del projecte, és a dir, què pretenem aconseguir amb ell. Recordeu que sempre han de començar amb un verb en infinitiu.</text:p>
      <text:p text:style-name="P9"/>
      <text:h text:style-name="P7" text:outline-level="2"><text:bookmark-start text:name="_Toc196906653"/>1.3. Tipus de project<text:bookmark-end text:name="_Toc196906653"/>e</text:h>
      <text:p text:style-name="P9">Indicarem el tipus de projecte segons l’àmbit (intern o extern) i els requeriments (de programari, d’infrastructura, de migració…)</text:p>
      <text:p text:style-name="P9"/>
      <text:h text:style-name="P7" text:outline-level="2"><text:bookmark-start text:name="_Toc196906654"/>1.4. Orientacions per al desenvolupament i recursos<text:bookmark-end text:name="_Toc196906654"/></text:h>
      <text:p text:style-name="P9">Aci explicarem les diferents orientacions per al desenvolupament que hem anat seguint, així com els recursos tant bibliogràfics com web hem tingut com a punt de partida, altres projectes, etc.</text:p>
      <text:p text:style-name="P9"/>
      <text:p text:style-name="P9"/>
      <text:h text:style-name="P5" text:outline-level="1"><text:bookmark-start text:name="_Toc196906655"/>2. Disseny de la solució<text:bookmark-end text:name="_Toc196906655"/></text:h>
      <text:p text:style-name="P9"/>
      <text:h text:style-name="P7" text:outline-level="2"><text:bookmark-start text:name="_Toc196906656"/>2.1. Anàlisi de les posibles solucions<text:bookmark-end text:name="_Toc196906656"/> </text:h>
      <text:p text:style-name="P9">En aquest apartat s’enumeren les diferents solucions que podrien satisfer els requeriments del nou sistema, indicant les característiques de cadascuna.</text:p>
      <text:p text:style-name="P9"/>
      <text:h text:style-name="P7" text:outline-level="2"><text:bookmark-start text:name="_Toc196906657"/>2.2. Evaluació de les posibles solucions<text:bookmark-end text:name="_Toc196906657"/></text:h>
      <text:p text:style-name="P9">Aci avaluareu les diferents possibles solucions, fent ús de criteris objectius. Una vegada avaluades, haureu de justificar la solució que aneu a implantar. Per tal d’escollir la millor solució, podeu fer ús d’eines utilitzadea ja en la fase d’anàlisi, com puguen ser les matrius DAFO.</text:p>
      <text:p text:style-name="P9"/>
      <text:h text:style-name="P7" text:outline-level="2"><text:bookmark-start text:name="_Toc196906658"/>2.3. Descripció de la solució elegida<text:bookmark-end text:name="_Toc196906658"/></text:h>
      <text:p text:style-name="P9">Una vegada tingueu clara la solució que aneu a implantar, caldrà veure quines són les diferents tasques i subtasques necessàries per aplicar aquesta solució, establireu el cost temporal de cadascuna (quina durada tindrà). En aquest apartat, podeu elaborar un <text:s/>diagrama de Gantt on apareguen relacionades aquestes tasques, i/o un calendari per al desenvolupament de les diferents fases. Finalment, també caldrà fer, si és el cas, una estimació del cost econòmic que aquest tindrà, mitjançant un pressupost o estimació de despeses.</text:p>
      <text:p text:style-name="P9"/>
      <text:h text:style-name="P8" text:outline-level="3"><text:bookmark-start text:name="_Toc196906659"/>2.3.1. Tasques en les quals hem dividit el project<text:bookmark-end text:name="_Toc196906659"/>e</text:h>
      <text:p text:style-name="P9"/>
      <text:h text:style-name="P8" text:outline-level="3"><text:bookmark-start text:name="_Toc196906660"/>2.3.2. Estimació del coste temporal de cada tasca<text:bookmark-end text:name="_Toc196906660"/></text:h>
      <text:p text:style-name="P9"/>
      <text:h text:style-name="P8" text:outline-level="3"><text:bookmark-start text:name="_Toc196906661"/>2.3.3. Estimació del cost econòmic<text:bookmark-end text:name="_Toc196906661"/></text:h>
      <text:p text:style-name="P9"/>
      <text:p text:style-name="P9"/>
      <text:p text:style-name="P9"/>
      <text:p text:style-name="P11"/>
      <text:h text:style-name="P6" text:outline-level="1"><text:bookmark-start text:name="_Toc196906662"/>3. Implantació de la solució<text:bookmark-end text:name="_Toc196906662"/></text:h>
      <text:p text:style-name="P9">Una vegada tenim la solució, passem a implantar aquesta en l’organització o entitat per a la què s’haja realitzat. En cas que es tracte d’un projecte propi, cadria indicar com podríen posar-lo en marxa en qualsevol organització, mitjançant guíes d’instal·lació i manuals d’usuari.</text:p>
      <text:p text:style-name="P9"/>
      <text:h text:style-name="P7" text:outline-level="2"><text:bookmark-start text:name="_Toc196906663"/>3.1. Definir les fases d‘implantació<text:bookmark-end text:name="_Toc196906663"/></text:h>
      <text:p text:style-name="P9">Indicarem en quines fases es dividirà la implantació del sistema nou. <text:s/>Generalment, en organitzacions mitjanes i grans, no s’implanta tot el sistema d’una, sinò que es fa per departaments o seccions, de manera que cal planificar aquesta migració.</text:p>
      <text:h text:style-name="P7" text:outline-level="2"><text:bookmark-start text:name="_Toc196906664"/>3.2. Hardware i software<text:bookmark-end text:name="_Toc196906664"/></text:h>
      <text:p text:style-name="P9">Indicarem el maquinari i programari de què disposarem.</text:p>
      <text:p text:style-name="P9"/>
      <text:h text:style-name="P7" text:outline-level="2"><text:bookmark-start text:name="_Toc196906665"/>3.3. Diagramas de xarxa i estructura<text:bookmark-end text:name="_Toc196906665"/></text:h>
      <text:p text:style-name="P9">Com queda la xarxa estructurada després de la posta en funcionament de la solució.</text:p>
      <text:p text:style-name="P9"/>
      <text:p text:style-name="P9"/>
      <text:h text:style-name="P6" text:outline-level="1"><text:bookmark-start text:name="_Toc196906666"/>4. Conclusions i treballs futurs<text:bookmark-end text:name="_Toc196906666"/></text:h>
      <text:p text:style-name="P14">Com a últim apartat, deixarem un apartat per indicar, a mode de resum què s’ha fet en el projecte, així com possibilitats de millora o futures ampliacions que aquest podrà tindre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style:rfc-language-tag="es-ES-u-co-trad" fo:language="es" fo:country="ES" style:letter-kerning="false" style:font-name-asian="Arial1" style:font-size-asian="11pt" style:rfc-language-tag-asian="es-ES-u-co-trad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style:rfc-language-tag="es-ES-u-co-trad" fo:language="es" fo:country="ES" style:letter-kerning="false" style:font-name-asian="Arial1" style:font-size-asian="11pt" style:rfc-language-tag-asian="es-ES-u-co-trad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loext:linked-style-name="Text_20_de_20_globus_20_Car">
      <style:paragraph-properties fo:line-height="100%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pçaler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eu_20_de_20_pà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Default_20_Paragraph_20_Font" style:display-name="Default Paragraph Font" style:family="text"/>
    <style:style style:name="Text_20_de_20_globus_20_Car" style:display-name="Text de globus C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apçalera_20_Car" style:display-name="Capçalera Car" style:family="text" style:parent-style-name="Default_20_Paragraph_20_Font"/>
    <style:style style:name="Peu_20_de_20_pàgina_20_Car" style:display-name="Peu de pà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3" style:family="table">
      <style:table-properties style:width="19.711cm" fo:margin-left="-1.685cm" fo:margin-top="0cm" fo:margin-bottom="0cm" table:align="left" style:writing-mode="page"/>
    </style:style>
    <style:style style:name="Tabla3.A" style:family="table-column">
      <style:table-column-properties style:column-width="9.313cm"/>
    </style:style>
    <style:style style:name="Tabla3.B" style:family="table-column">
      <style:table-column-properties style:column-width="0.898cm"/>
    </style:style>
    <style:style style:name="Tabla3.C" style:family="table-column">
      <style:table-column-properties style:column-width="9.5cm"/>
    </style:style>
    <style:style style:name="Tabla3.1" style:family="table-row">
      <style:table-row-properties style:min-row-height="1.552cm" fo:keep-together="auto"/>
    </style:style>
    <style:style style:name="Tabla3.A1" style:family="table-cell">
      <style:table-cell-properties fo:background-color="transparent" fo:padding="0.176cm" fo:border="1pt solid #ffffff">
        <style:background-image/>
      </style:table-cell-properties>
    </style:style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paragraph-properties fo:line-height="100%" fo:orphans="0" fo:widows="0" fo:padding="0cm" fo:border="none" style:shadow="none" style:join-border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margin-right="0.009cm" fo:margin-top="0.109cm" fo:margin-bottom="0cm" style:contextual-spacing="false" fo:text-align="center" style:justify-single-word="false" fo:orphans="0" fo:widows="0"/>
    </style:style>
    <style:style style:name="MT1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Standard"><draw:frame draw:style-name="Mfr1" draw:name="image1.png" text:anchor-type="as-char" svg:width="5.133cm" svg:height="1.446cm" draw:z-index="4"><draw:image xlink:href="Pictures/10000001000009C4000002C45E57EBED.png" xlink:type="simple" xlink:show="embed" xlink:actuate="onLoad" draw:mime-type="image/png"/></draw:frame></text:p>
            </table:table-cell>
            <table:table-cell table:style-name="Tabla3.A1" office:value-type="string">
              <text:p text:style-name="MP2"/>
            </table:table-cell>
            <table:table-cell table:style-name="Tabla3.A1" office:value-type="string">
              <text:p text:style-name="MP3"><text:span text:style-name="MT1">Nom del Projecte.</text:span> Nom de l’alumne.</text:p>
            </table:table-cell>
          </table:table-row>
        </table:table>
        <text:p text:style-name="MP3"/>
      </style:header>
      <style:header-first>
        <text:p text:style-name="Header"/>
      </style:header-first>
      <style:footer>
        <text:p text:style-name="MP4"><text:page-number text:select-page="current">5</text:page-number><text:s/>de <text:page-count>6</text:page-count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MARTI FERRANDO, MARIA TERESA</dc:creator>
    <meta:editing-cycles>3</meta:editing-cycles>
    <meta:creation-date>2025-04-30T10:01:00</meta:creation-date>
    <dc:date>2025-04-30T10:04:00</dc:date>
    <meta:editing-duration>PT9M</meta:editing-duration>
    <meta:generator>LibreOffice/24.2.7.2$Linux_X86_64 LibreOffice_project/420$Build-2</meta:generator>
    <meta:document-statistic meta:table-count="3" meta:image-count="1" meta:object-count="0" meta:page-count="6" meta:paragraph-count="78" meta:word-count="661" meta:character-count="4053" meta:non-whitespace-character-count="3457"/>
    <meta:user-defined meta:name="AppVersion">16.0000</meta:user-defined>
    <meta:template xlink:type="simple" xlink:actuate="onRequest" xlink:title="Normal.dotm" xlink:href=""/>
  </office:meta>
</office:document-meta>
</file>